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y="-1.415cm" svg:width="12.143cm" svg:height="2.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2" draw:name="Object2" text:anchor-type="as-char" svg:y="-1.436cm" svg:width="12.411cm" svg:height="2.498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5.00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5-06T12:21:52.540765207</meta:creation-date>
    <dc:date>2015-05-07T02:09:30.804821602</dc:date>
    <dc:creator>Ricardo Galli</dc:creator>
    <meta:editing-duration>PT6H49M13S</meta:editing-duration>
    <meta:editing-cycles>3</meta:editing-cycles>
    <meta:generator>LibreOffice/4.4.2.2$Linux_X86_64 LibreOffice_project/40m0$Build-2</meta:generator>
    <meta:document-statistic meta:table-count="0" meta:image-count="0" meta:object-count="2" meta:page-count="1" meta:paragraph-count="2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true">[</mo>
          <mrow>
            <mrow>
              <mtable>
                <mtr>
                  <mtd>
                    <mn>1</mn>
                  </mtd>
                </mtr>
                <mtr>
                  <mtd>
                    <mn>4</mn>
                  </mtd>
                </mtr>
                <mtr>
                  <mtd>
                    <mn>7</mn>
                  </mtd>
                </mtr>
              </mtable>
              <mtable>
                <mtr>
                  <mtd>
                    <mn>2</mn>
                  </mtd>
                </mtr>
                <mtr>
                  <mtd>
                    <mn>5</mn>
                  </mtd>
                </mtr>
                <mtr>
                  <mtd>
                    <mn>8</mn>
                  </mtd>
                </mtr>
              </mtable>
              <mtable>
                <mtr>
                  <mtd>
                    <mn>3</mn>
                  </mtd>
                </mtr>
                <mtr>
                  <mtd>
                    <mn>6</mn>
                  </mtd>
                </mtr>
                <mtr>
                  <mtd>
                    <mn>9</mn>
                  </mtd>
                </mtr>
              </mtable>
            </mrow>
          </mrow>
          <mo fence="true" stretchy="true">]</mo>
        </mrow>
        <mo stretchy="false">×</mo>
        <mrow>
          <mo fence="true" stretchy="true">[</mo>
          <mrow>
            <mrow>
              <mtable>
                <mtr>
                  <mtd>
                    <mn>1</mn>
                  </mtd>
                </mtr>
                <mtr>
                  <mtd>
                    <mn>0</mn>
                  </mtd>
                </mtr>
                <mtr>
                  <mtd>
                    <mn>1</mn>
                  </mtd>
                </mtr>
              </mtable>
              <mtable>
                <mtr>
                  <mtd>
                    <mn>2</mn>
                  </mtd>
                </mtr>
                <mtr>
                  <mtd>
                    <mn>1</mn>
                  </mtd>
                </mtr>
                <mtr>
                  <mtd>
                    <mn>2</mn>
                  </mtd>
                </mtr>
              </mtable>
              <mtable>
                <mtr>
                  <mtd>
                    <mn>3</mn>
                  </mtd>
                </mtr>
                <mtr>
                  <mtd>
                    <mn>2</mn>
                  </mtd>
                </mtr>
                <mtr>
                  <mtd>
                    <mn>3</mn>
                  </mtd>
                </mtr>
              </mtable>
            </mrow>
          </mrow>
          <mo fence="true" stretchy="true">]</mo>
        </mrow>
      </mrow>
      <mo stretchy="false">=</mo>
      <mrow>
        <mo fence="true" stretchy="true">[</mo>
        <mrow>
          <mrow>
            <mtable>
              <mtr>
                <mtd>
                  <mn>4</mn>
                </mtd>
              </mtr>
              <mtr>
                <mtd>
                  <mn>10</mn>
                </mtd>
              </mtr>
              <mtr>
                <mtd>
                  <mn>16</mn>
                </mtd>
              </mtr>
            </mtable>
            <mtable>
              <mtr>
                <mtd>
                  <mn>10</mn>
                </mtd>
              </mtr>
              <mtr>
                <mtd>
                  <mn>25</mn>
                </mtd>
              </mtr>
              <mtr>
                <mtd>
                  <mn>40</mn>
                </mtd>
              </mtr>
            </mtable>
            <mtable>
              <mtr>
                <mtd>
                  <mn>16</mn>
                </mtd>
              </mtr>
              <mtr>
                <mtd>
                  <mn>40</mn>
                </mtd>
              </mtr>
              <mtr>
                <mtd>
                  <mn>64</mn>
                </mtd>
              </mtr>
            </mtable>
          </mrow>
        </mrow>
        <mo fence="true" stretchy="true">]</mo>
      </mrow>
    </mrow>
    <annotation encoding="StarMath 5.0">left [ stack{1 # 4 # 7} stack{2 # 5 # 8} stack{3 # 6 # 9}  right ]  times left [ stack{1 # 0 # 1} stack{2 # 1 # 2} stack{3 # 2 # 3} right ] = left [ stack{4 # 10 # 16} stack{10 # 25 # 40} stack{16 # 40 # 64}  right]</annotation>
  </semantics>
</math>
</file>

<file path=Object 2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n>4</mn>
                </mtd>
                <mtd>
                  <mn>5</mn>
                </mtd>
                <mtd>
                  <mn>6</mn>
                </mtd>
              </mtr>
            </mtable>
          </mrow>
          <mo fence="true" stretchy="true">]</mo>
        </mrow>
        <mo stretchy="false">×</mo>
        <mrow>
          <mo fence="true" stretchy="true">[</mo>
          <mrow>
            <mtable>
              <mtr>
                <mtd>
                  <mn>2</mn>
                </mtd>
              </mtr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]</mo>
        </mrow>
      </mrow>
      <mo stretchy="false">=</mo>
      <mrow>
        <mrow>
          <mn>4</mn>
          <mo stretchy="false">∗</mo>
          <mn>2</mn>
        </mrow>
        <mo stretchy="false">+</mo>
        <mrow>
          <mn>5</mn>
          <mo stretchy="false">∗</mo>
          <mn>1</mn>
        </mrow>
        <mo stretchy="false">+</mo>
        <mrow>
          <mn>6</mn>
          <mo stretchy="false">∗</mo>
          <mn>2</mn>
        </mrow>
      </mrow>
      <mo stretchy="false">=</mo>
      <mrow>
        <mn>8</mn>
        <mo stretchy="false">+</mo>
        <mn>5</mn>
        <mo stretchy="false">+</mo>
        <mn>12</mn>
      </mrow>
      <mo stretchy="false">=</mo>
      <mn>25</mn>
    </mrow>
    <annotation encoding="StarMath 5.0">left [ matrix{4 # 5 # 6} right] times left[  matrix{2 ## 1 ## 2}  right ] = 4 * 2 + 5 * 1 + 6 * 2 = 8 + 5 + 12 = 25</annotation>
  </semantics>
</math>
</file>